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background-color="#b3b3b3"/>
    </style:style>
    <style:style style:name="P2" style:family="paragraph" style:parent-style-name="Standard">
      <style:text-properties style:font-name="Courier New" fo:background-color="#23ff23"/>
    </style:style>
    <style:style style:name="P3" style:family="paragraph" style:parent-style-name="Standard">
      <style:text-properties style:font-name="Courier New" fo:background-color="#ff6633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font-name="Courier New"/>
    </style:style>
    <style:style style:name="P5" style:family="paragraph" style:parent-style-name="Standard">
      <style:text-properties style:font-name="Courier New"/>
    </style:style>
    <style:style style:name="T1" style:family="text">
      <style:text-properties fo:background-color="#c0c0c0"/>
    </style:style>
    <style:style style:name="T2" style:family="text">
      <style:text-properties fo:background-color="#00ff00"/>
    </style:style>
    <style:style style:name="T3" style:family="text">
      <style:text-properties fo:background-color="#23ff23"/>
    </style:style>
    <style:style style:name="T4" style:family="text">
      <style:text-properties fo:background-color="#ff66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Rule</text:p>
      <text:p text:style-name="P2">gemValue</text:p>
      <text:p text:style-name="P3">replacement</text:p>
      <text:p text:style-name="P1"/>
      <text:p text:style-name="P1"/>
      <text:p text:style-name="P1"/>
      <text:p text:style-name="P4"><text:span text:style-name="T1">Stargate.Atlantis.S</text:span><text:span text:style-name="T2">03</text:span><text:span text:style-name="T1">E</text:span><text:span text:style-name="T3">17</text:span><text:span text:style-name="T1">.</text:span><text:span text:style-name="T3">Submersion</text:span><text:span text:style-name="T4">.HR.HDTV.AC3.2.0.XviD-NBS</text:span>.avi</text:p>
      <text:p text:style-name="P5"><text:span text:style-name="T1">Stargate.Atlantis.S</text:span><text:span text:style-name="T3">03</text:span><text:span text:style-name="T1">E</text:span><text:span text:style-name="T3">18</text:span><text:span text:style-name="T1">.</text:span><text:span text:style-name="T4">READ.NFO.DSR.XviD-NXSPR0N</text:span>.avi</text:p>
      <text:p text:style-name="P5"><text:span text:style-name="T1">Stargate.Atlantis.S</text:span><text:span text:style-name="T3">03</text:span><text:span text:style-name="T1">E</text:span><text:span text:style-name="T3">19</text:span><text:span text:style-name="T1">.</text:span><text:span text:style-name="T4">HDTV.XviD-MiNT</text:span>.avi</text:p>
      <text:p text:style-name="P5"><text:span text:style-name="T1">Stargate.Atlantis.S</text:span><text:span text:style-name="T3">03</text:span><text:span text:style-name="T1">E</text:span><text:span text:style-name="T3">20</text:span><text:span text:style-name="T1">.</text:span><text:span text:style-name="T4">HR.HDTV.AC3.2.0.XviD-NBS2</text:span>.avi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Lennart Wagner</meta:initial-creator>
    <meta:creation-date>2007-03-14T12:44:22</meta:creation-date>
    <dc:creator>Lennart Wagner</dc:creator>
    <dc:date>2007-03-19T23:19:04</dc:date>
    <dc:language>de-DE</dc:language>
    <meta:editing-cycles>5</meta:editing-cycles>
    <meta:editing-duration>PT7H9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8" meta:character-count="243"/>
  </office:meta>
</office:document-meta>
</file>